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Seasonal affective disorder</text:h>
      <text:p text:style-name="Text_20_body">On your desk I set a tangerine:<text:line-break/>a relic of a winter quickly passing.</text:p>
      <text:p text:style-name="Text_20_body">I'm reminded, fiercely, of a summer:<text:line-break/>I watched the cemetery grass on my stomach.</text:p>
      <text:p text:style-name="Text_20_body">You hate the wind blowing through buildings:<text:line-break/>the coldness of fire, blister of a mountain stream.</text:p>
      <text:p text:style-name="Text_20_body">When you broke down that night: your aunt / you<text:line-break/>never have been / you shook that night /</text:p>
      <text:p text:style-name="Text_20_body">Seasonal affective disorder is real: you<text:line-break/>mutter under your breath on the highway.</text:p>
      <text:p text:style-name="Text_20_body">The ant carries an orange peel past a headstone:<text:line-break/>it carries her nearly as often.</text:p>
      <text:p text:style-name="Text_20_body">I set a tangerine on your desk:<text:line-break/>an engagement ring, winter-retur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asonal affective disorder</dc:title>
  </office:meta>
</office:document-meta>
</file>